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draw:fill="solid" draw:fill-color="#333333"/>
    </style:style>
    <style:style style:name="gr1" style:family="graphic" style:parent-style-name="standard">
      <style:graphic-properties draw:textarea-horizontal-align="justify" draw:textarea-vertical-align="middle" draw:auto-grow-height="false" fo:min-height="2.444cm" fo:min-width="3.092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02cm" fo:min-width="2.04cm"/>
      <style:paragraph-properties style:writing-mode="lr-tb"/>
    </style:style>
    <style:style style:name="gr3" style:family="graphic" style:parent-style-name="standard">
      <style:graphic-properties svg:stroke-color="#000000" draw:fill-color="#5983b0" draw:textarea-horizontal-align="justify" draw:textarea-vertical-align="middle" draw:auto-grow-height="false" fo:min-height="1.02cm" fo:min-width="2.0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04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02cm" fo:min-width="4.58cm"/>
      <style:paragraph-properties style:writing-mode="lr-tb"/>
    </style:style>
    <style:style style:name="gr6" style:family="graphic" style:parent-style-name="standard">
      <style:graphic-properties svg:stroke-color="#000000" draw:fill-color="#ff8000" draw:textarea-horizontal-align="justify" draw:textarea-vertical-align="middle" draw:auto-grow-height="false" fo:min-height="1.02cm" fo:min-width="5.85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dash" draw:stroke-dash="Dash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8" draw:id="id8" draw:layer="layout" svg:width="5.08cm" svg:height="3.81cm" svg:x="2.54cm" svg:y="1.27cm">
          <text:p text:style-name="P1">Data_ra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54cm" svg:height="1.27cm" svg:x="6.35cm" svg:y="8.89cm">
          <text:p text:style-name="P1">Header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54cm" svg:height="1.27cm" svg:x="6.35cm" svg:y="10.16cm">
          <text:p text:style-name="P1">Cont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54cm" svg:height="1.27cm" svg:x="6.35cm" svg:y="11.43cm">
          <text:p text:style-name="P1">Prox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54cm" svg:height="1.27cm" svg:x="6.35cm" svg:y="12.7cm">
          <text:p text:style-name="P1">Adlib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2.54cm" svg:height="1.27cm" svg:x="6.35cm" svg:y="13.97cm">
          <text:p text:style-name="P1">Rect</text:p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2.54cm" svg:height="1.27cm" svg:x="3.81cm" svg:y="6.35cm">
          <text:p text:style-name="P1">*.xlsx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1.27cm" svg:x="24.13cm" svg:y="12.7cm">
          <text:p text:style-name="P1">monkey_lis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1.27cm" svg:x="24.13cm" svg:y="13.97cm">
          <text:p text:style-name="P1">action_lis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1.27cm" svg:x="24.13cm" svg:y="16.51cm">
          <text:p text:style-name="P1">monkey_list</text:p>
          <draw:enhanced-geometry svg:viewBox="0 0 21600 21600" draw:type="rectangle" draw:enhanced-path="M 0 0 L 21600 0 21600 21600 0 21600 0 0 Z N"/>
        </draw:custom-shape>
        <draw:custom-shape draw:style-name="gr6" draw:text-style-name="P3" xml:id="id2" draw:id="id2" draw:layer="layout" svg:width="6.35cm" svg:height="1.27cm" svg:x="12.7cm" svg:y="8.89cm">
          <text:p text:style-name="P1">Rectifi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8.89cm" svg:y1="10.795cm" svg:x2="12.7cm" svg:y2="9.525cm" draw:start-shape="id1" draw:start-glue-point="1" draw:end-shape="id2" draw:end-glue-point="3" svg:d="M8890 10795h1905v-1270h1905" svg:viewBox="0 0 3811 1271">
          <text:p/>
        </draw:connector>
        <draw:connector draw:style-name="gr8" draw:text-style-name="P4" draw:layer="layout" svg:x1="8.89cm" svg:y1="9.525cm" svg:x2="12.7cm" svg:y2="9.525cm" draw:start-shape="id3" draw:start-glue-point="1" draw:end-shape="id2" draw:end-glue-point="3" svg:d="M8890 9525h3810" svg:viewBox="0 0 3811 1">
          <text:p/>
        </draw:connector>
        <draw:connector draw:style-name="gr9" draw:text-style-name="P1" draw:layer="layout" svg:x1="5.08cm" svg:y1="7.62cm" svg:x2="6.35cm" svg:y2="9.525cm" draw:start-shape="id4" draw:start-glue-point="2" draw:end-shape="id3" draw:end-glue-point="3" svg:d="M5080 7620v1905h1270" svg:viewBox="0 0 1271 1906">
          <text:p/>
        </draw:connector>
        <draw:connector draw:style-name="gr9" draw:text-style-name="P1" draw:layer="layout" svg:x1="5.08cm" svg:y1="7.62cm" svg:x2="6.35cm" svg:y2="10.795cm" draw:start-shape="id4" draw:start-glue-point="2" draw:end-shape="id1" draw:end-glue-point="3" svg:d="M5080 7620v3175h1270" svg:viewBox="0 0 1271 3176">
          <text:p/>
        </draw:connector>
        <draw:connector draw:style-name="gr9" draw:text-style-name="P1" draw:layer="layout" svg:x1="5.08cm" svg:y1="7.62cm" svg:x2="6.35cm" svg:y2="12.065cm" draw:start-shape="id4" draw:start-glue-point="2" draw:end-shape="id5" draw:end-glue-point="3" svg:d="M5080 7620v4445h1270" svg:viewBox="0 0 1271 4446">
          <text:p/>
        </draw:connector>
        <draw:connector draw:style-name="gr9" draw:text-style-name="P1" draw:layer="layout" svg:x1="5.08cm" svg:y1="7.62cm" svg:x2="6.35cm" svg:y2="13.335cm" draw:start-shape="id4" draw:start-glue-point="2" draw:end-shape="id6" draw:end-glue-point="3" svg:d="M5080 7620v5715h1270" svg:viewBox="0 0 1271 5716">
          <text:p/>
        </draw:connector>
        <draw:connector draw:style-name="gr10" draw:text-style-name="P1" draw:layer="layout" svg:x1="5.08cm" svg:y1="7.62cm" svg:x2="6.35cm" svg:y2="14.605cm" draw:start-shape="id4" draw:start-glue-point="2" draw:end-shape="id7" draw:end-glue-point="3" svg:d="M5080 7620v6985h1270" svg:viewBox="0 0 1271 6986">
          <text:p/>
        </draw:connector>
        <draw:connector draw:style-name="gr11" draw:text-style-name="P4" draw:layer="layout" svg:x1="15.875cm" svg:y1="10.16cm" svg:x2="8.89cm" svg:y2="14.605cm" draw:start-shape="id2" draw:start-glue-point="2" draw:end-shape="id7" draw:end-glue-point="1" svg:d="M15875 10160v4445h-6985" svg:viewBox="0 0 6986 4446">
          <text:p/>
        </draw:connector>
        <draw:connector draw:style-name="gr12" draw:text-style-name="P4" draw:layer="layout" draw:type="line" svg:x1="3.81cm" svg:y1="6.985cm" svg:x2="3.284cm" svg:y2="4.522cm" draw:start-shape="id4" draw:start-glue-point="3" draw:end-shape="id8" draw:end-glue-point="7" svg:d="M3810 6985l-526-2463" svg:viewBox="0 0 527 2464">
          <text:p/>
        </draw:connector>
        <draw:connector draw:style-name="gr12" draw:text-style-name="P4" draw:layer="layout" draw:type="line" svg:x1="6.35cm" svg:y1="6.985cm" svg:x2="6.876cm" svg:y2="4.522cm" draw:start-shape="id4" draw:start-glue-point="1" draw:end-shape="id8" draw:end-glue-point="9" svg:d="M6350 6985l526-2463" svg:viewBox="0 0 527 246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stroke-dash draw:name="Dash" draw:style="rect" draw:dots1="1" draw:dots1-length="3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4T01:44:25.523681779</meta:creation-date>
    <dc:date>2021-05-04T02:04:13.851565587</dc:date>
    <meta:editing-duration>PT9M38S</meta:editing-duration>
    <meta:editing-cycles>1</meta:editing-cycles>
    <meta:document-statistic meta:object-count="21"/>
    <meta:generator>LibreOffice/7.0.5.2$Linux_X86_64 LibreOffice_project/00$Build-2</meta:generator>
  </office:meta>
</office:document-meta>
</file>